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73.43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47902542372885" calcext:value-type="float">
            <text:p>8.47902542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.6143361581921" calcext:value-type="float">
            <text:p>10.61433615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.4081920903955" calcext:value-type="float">
            <text:p>11.40819209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.2349576271187" calcext:value-type="float">
            <text:p>13.2349576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8974576271187" calcext:value-type="float">
            <text:p>20.8974576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.5074152542373" calcext:value-type="float">
            <text:p>24.5074152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.3775423728813" calcext:value-type="float">
            <text:p>28.37754237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2.6346751412431" calcext:value-type="float">
            <text:p>32.6346751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.58947740113" calcext:value-type="float">
            <text:p>35.58947740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.1026836158191" calcext:value-type="float">
            <text:p>41.10268361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6.8031779661017" calcext:value-type="float">
            <text:p>46.80317796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2.393290960452" calcext:value-type="float">
            <text:p>52.3932909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.2454802259889" calcext:value-type="float">
            <text:p>46.245480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2.9206214689266" calcext:value-type="float">
            <text:p>52.9206214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7.7156870106555" calcext:value-type="float">
            <text:p>57.71568701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66.1268008474576" calcext:value-type="float">
            <text:p>66.1268008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0:17.326291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10:33.383048037</dc:date>
    <meta:editing-duration>PT34M53S</meta:editing-duration>
    <meta:editing-cycles>5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1.87cm" svg:y="0.43cm" svg:width="6.537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8.47902542372885">
                <text:p>8.47902542372885</text:p>
                <draw:g>
                  <svg:desc>robotOffset_avg.C2:robotOffset_avg.C5</svg:desc>
                </draw:g>
              </table:table-cell>
              <table:table-cell office:value-type="float" office:value="20.8974576271187">
                <text:p>20.8974576271187</text:p>
                <draw:g>
                  <svg:desc>robotOffset_avg.C6:robotOffset_avg.C9</svg:desc>
                </draw:g>
              </table:table-cell>
              <table:table-cell office:value-type="float" office:value="35.58947740113">
                <text:p>35.58947740113</text:p>
                <draw:g>
                  <svg:desc>robotOffset_avg.C10:robotOffset_avg.C13</svg:desc>
                </draw:g>
              </table:table-cell>
              <table:table-cell office:value-type="float" office:value="46.2454802259889">
                <text:p>46.2454802259889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6143361581921">
                <text:p>10.6143361581921</text:p>
              </table:table-cell>
              <table:table-cell office:value-type="float" office:value="24.5074152542373">
                <text:p>24.5074152542373</text:p>
              </table:table-cell>
              <table:table-cell office:value-type="float" office:value="41.1026836158191">
                <text:p>41.1026836158191</text:p>
              </table:table-cell>
              <table:table-cell office:value-type="float" office:value="52.9206214689266">
                <text:p>52.92062146892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4081920903955">
                <text:p>11.4081920903955</text:p>
              </table:table-cell>
              <table:table-cell office:value-type="float" office:value="28.3775423728813">
                <text:p>28.3775423728813</text:p>
              </table:table-cell>
              <table:table-cell office:value-type="float" office:value="46.8031779661017">
                <text:p>46.8031779661017</text:p>
              </table:table-cell>
              <table:table-cell office:value-type="float" office:value="57.7156870106555">
                <text:p>57.71568701065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2349576271187">
                <text:p>13.2349576271187</text:p>
              </table:table-cell>
              <table:table-cell office:value-type="float" office:value="32.6346751412431">
                <text:p>32.6346751412431</text:p>
              </table:table-cell>
              <table:table-cell office:value-type="float" office:value="52.393290960452">
                <text:p>52.393290960452</text:p>
              </table:table-cell>
              <table:table-cell office:value-type="float" office:value="66.1268008474576">
                <text:p>66.1268008474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